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Segoe UI Light" svg:font-family="'Segoe UI Light', 'Segoe UI', 'Lucida Grande', Verdana, Arial, Helvetica, sans-serif"/>
    <style:font-face style:name="Segoe UI" svg:font-family="'Segoe UI', Verdana, Aria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fo:font-style="italic" style:language-asian="zxx" style:country-asian="none" style:font-style-asian="italic" style:language-complex="zxx" style:country-complex="none" style:font-style-complex="italic"/>
    </style:style>
    <style:style style:name="P2" style:family="paragraph" style:parent-style-name="Standard">
      <style:text-properties fo:language="en" fo:country="US" fo:font-style="normal" style:language-asian="zxx" style:country-asian="none" style:font-style-asian="normal" style:language-complex="zxx" style:country-complex="none" style:font-style-complex="normal"/>
    </style:style>
    <style:style style:name="P3" style:family="paragraph" style:parent-style-name="Standard">
      <style:paragraph-properties fo:margin-left="1.245cm" fo:margin-right="0cm" fo:text-indent="0cm" style:auto-text-indent="false"/>
      <style:text-properties fo:language="en" fo:country="US" style:language-asian="zxx" style:country-asian="none" style:language-complex="zxx" style:country-complex="none"/>
    </style:style>
    <style:style style:name="P4" style:family="paragraph" style:parent-style-name="Standard">
      <style:paragraph-properties fo:margin-left="1.245cm" fo:margin-right="0cm" fo:text-indent="0cm" style:auto-text-indent="false"/>
      <style:text-properties fo:language="en" fo:country="US" fo:font-style="normal" style:language-asian="zxx" style:country-asian="none" style:font-style-asian="normal" style:language-complex="zxx" style:country-complex="none" style:font-style-complex="normal"/>
    </style:style>
    <style:style style:name="P5" style:family="paragraph" style:parent-style-name="Standard">
      <style:paragraph-properties fo:margin-left="1.245cm" fo:margin-right="0cm" fo:text-indent="0cm" style:auto-text-indent="false"/>
      <style:text-properties style:font-name="Courier New" fo:language="en" fo:country="US" fo:font-style="normal" style:language-asian="zxx" style:country-asian="none" style:font-style-asian="normal" style:font-name-complex="Courier New" style:language-complex="zxx" style:country-complex="none" style:font-style-complex="normal"/>
    </style:style>
    <style:style style:name="P6" style:family="paragraph" style:parent-style-name="Preformatted_20_Text">
      <style:text-properties style:font-name="Courier New" style:font-name-complex="Courier New"/>
    </style:style>
    <style:style style:name="P7" style:family="paragraph" style:parent-style-name="Text_20_body">
      <style:text-properties style:font-name="Times New Roman" fo:language="en" fo:country="US" fo:font-style="normal" style:language-asian="zxx" style:country-asian="none" style:font-style-asian="normal" style:font-name-complex="Courier New" style:language-complex="zxx" style:country-complex="none" style:font-style-complex="normal"/>
    </style:style>
    <style:style style:name="P8" style:family="paragraph" style:parent-style-name="Standard" style:list-style-name="L1"/>
    <style:style style:name="P9" style:family="paragraph" style:parent-style-name="Standard">
      <style:text-properties fo:language="en" fo:country="US" style:text-underline-style="solid" style:text-underline-width="auto" style:text-underline-color="font-color" style:language-asian="zxx" style:country-asian="none" style:language-complex="zxx" style:country-complex="none"/>
    </style:style>
    <style:style style:name="P10" style:family="paragraph" style:parent-style-name="Standard">
      <style:text-properties fo:language="en" fo:country="US" style:language-asian="zxx" style:country-asian="none" style:language-complex="zxx" style:country-complex="none"/>
    </style:style>
    <style:style style:name="P11" style:family="paragraph" style:parent-style-name="Standard">
      <style:text-properties style:font-name="Courier New" fo:font-size="11pt" fo:language="en" fo:country="US" fo:font-style="normal" style:font-name-asian="Courier New" style:font-size-asian="11pt" style:language-asian="zxx" style:country-asian="none" style:font-style-asian="normal" style:font-name-complex="Courier New" style:font-size-complex="11pt" style:language-complex="zxx" style:country-complex="none" style:font-style-complex="normal"/>
    </style:style>
    <style:style style:name="P12" style:family="paragraph" style:parent-style-name="Standard">
      <style:paragraph-properties fo:margin-left="1.245cm" fo:margin-right="0cm" fo:text-indent="0cm" style:auto-text-indent="false"/>
      <style:text-properties fo:language="en" fo:country="US" fo:font-style="normal" style:language-asian="zxx" style:country-asian="none" style:font-style-asian="normal" style:language-complex="zxx" style:country-complex="none" style:font-style-complex="normal"/>
    </style:style>
    <style:style style:name="P13" style:family="paragraph" style:parent-style-name="Standard">
      <style:paragraph-properties fo:margin-left="1.245cm" fo:margin-right="0cm" fo:text-indent="0cm" style:auto-text-indent="false"/>
      <style:text-properties style:font-name="Times New Roman" fo:language="en" fo:country="US" style:language-asian="zxx" style:country-asian="none" style:language-complex="zxx" style:country-complex="none"/>
    </style:style>
    <style:style style:name="P14" style:family="paragraph" style:parent-style-name="Standard">
      <style:paragraph-properties fo:margin-left="1.245cm" fo:margin-right="0cm" fo:text-indent="0cm" style:auto-text-indent="false"/>
      <style:text-properties style:font-name="Times New Roman" fo:language="en" fo:country="US" fo:font-style="normal" style:language-asian="zxx" style:country-asian="none" style:font-style-asian="normal" style:font-name-complex="Courier New" style:language-complex="zxx" style:country-complex="none" style:font-style-complex="normal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Times New Roman" fo:language="en" fo:country="US" style:text-underline-style="solid" style:text-underline-width="auto" style:text-underline-color="font-color" style:language-asian="zxx" style:country-asian="none" style:language-complex="zxx" style:country-complex="none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Times New Roman" fo:language="en" fo:country="US" fo:font-style="normal" style:language-asian="zxx" style:country-asian="none" style:font-style-asian="normal" style:font-name-complex="Courier New" style:language-complex="zxx" style:country-complex="none" style:font-style-complex="normal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Times New Roman" fo:language="en" fo:country="US" style:language-asian="zxx" style:country-asian="none" style:language-complex="zxx" style:country-complex="none"/>
    </style:style>
    <style:style style:name="P18" style:family="paragraph" style:parent-style-name="Heading">
      <style:text-properties style:font-name="Times New Roman"/>
    </style:style>
    <style:style style:name="P19" style:family="paragraph" style:parent-style-name="Preformatted_20_Text">
      <style:text-properties fo:color="#000000"/>
    </style:style>
    <style:style style:name="P20" style:family="paragraph" style:parent-style-name="Preformatted_20_Text">
      <style:text-properties fo:language="en" fo:country="US" style:language-asian="zxx" style:country-asian="none" style:language-complex="zxx" style:country-complex="none"/>
    </style:style>
    <style:style style:name="P21" style:family="paragraph" style:parent-style-name="Preformatted_20_Text">
      <style:text-properties fo:font-style="normal" style:language-asian="zxx" style:country-asian="none" style:font-style-asian="normal" style:language-complex="zxx" style:country-complex="none" style:font-style-complex="normal"/>
    </style:style>
    <style:style style:name="P22" style:family="paragraph" style:parent-style-name="Preformatted_20_Text">
      <style:text-properties style:font-name="Courier New" fo:language="en" fo:country="US" fo:font-style="normal" style:language-asian="zxx" style:country-asian="none" style:font-style-asian="normal" style:font-name-complex="Courier New" style:language-complex="zxx" style:country-complex="none" style:font-style-complex="normal"/>
    </style:style>
    <style:style style:name="P23" style:family="paragraph" style:parent-style-name="Preformatted_20_Text">
      <style:text-properties style:font-name="Times New Roman" fo:language="en" fo:country="US" fo:font-style="normal" style:language-asian="zxx" style:country-asian="none" style:font-style-asian="normal" style:font-name-complex="Courier New" style:language-complex="zxx" style:country-complex="none" style:font-style-complex="normal"/>
    </style:style>
    <style:style style:name="P24" style:family="paragraph" style:parent-style-name="Heading_20_3">
      <style:text-properties style:font-name="Times New Roman"/>
    </style:style>
    <style:style style:name="T1" style:family="text">
      <style:text-properties fo:font-variant="normal" fo:text-transform="none" fo:color="#000000" style:font-name="Segoe UI" fo:font-size="9.75pt" fo:letter-spacing="normal" fo:font-style="normal" fo:font-weight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1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weight="bold" style:font-weight-asian="bold" style:font-weight-complex="bold"/>
    </style:style>
    <style:style style:name="T6" style:family="text">
      <style:text-properties style:font-name="Times New Roman" fo:language="en" fo:country="US" fo:font-style="normal" style:language-asian="zxx" style:country-asian="none" style:font-style-asian="normal" style:font-name-complex="Courier New" style:language-complex="zxx" style:country-complex="none" style:font-style-complex="normal"/>
    </style:style>
    <style:style style:name="T7" style:family="text">
      <style:text-properties style:font-name="Courier New" style:font-name-complex="Courier New"/>
    </style:style>
    <style:style style:name="T8" style:family="text">
      <style:text-properties fo:font-style="normal" style:language-asian="zxx" style:country-asian="none" style:font-style-asian="normal" style:language-complex="zxx" style:country-complex="none" style:font-style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0.002cm solid #00ff00" style:shadow="none"/>
    </style:style>
    <style:style style:name="fr2" style:family="graphic" style:parent-style-name="Frame">
      <style:graphic-properties style:vertical-pos="top" style:vertical-rel="baseline" style:horizontal-pos="from-left" style:horizontal-rel="paragraph-content" fo:padding="0cm" fo:border="0.002cm solid #000000" style:shadow="none"/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cm" fo:border="0.002cm solid #00ff00" style:shadow="none">
        <style:background-image/>
      </style:graphic-properties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aspnetForm" form:apply-filter="true" form:method="post" form:control-implementation="ooo:com.sun.star.form.component.Form" office:target-frame="" xlink:href="" xlink:type="simple"/>
        <form:form form:name="aspnetForm" form:apply-filter="true" form:method="post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tudy towards a flexible vJoy descriptor</text:h>
      <text:p text:style-name="Standard"/>
      <text:p text:style-name="Heading">Sources: </text:p>
      <text:list xml:id="list41626527" text:style-name="L1">
        <text:list-item>
          <text:p text:style-name="P8"><text:a xlink:type="simple" xlink:href="http://msdn.microsoft.com/en-us/windows/hardware/gg487464">HID Game Controllers and DirectInput</text:a> – (December 2001)</text:p>
        </text:list-item>
        <text:list-item>
          <text:p text:style-name="P8"><text:a xlink:type="simple" xlink:href="http://www.usb.org/developers/devclass_docs/Hut1_12v2.pdf">USB – HID Usage Tables</text:a> – Version 1.12 (October 2004)</text:p>
        </text:list-item>
        <text:list-item>
          <text:p text:style-name="P8"><text:a xlink:type="simple" xlink:href="http://www.usb.org/developers/devclass_docs/HID1_11.pdf">USB – Device Class Definition for HID</text:a> - Version 1.11 (June 2004)</text:p>
        </text:list-item>
        <text:list-item>
          <text:p text:style-name="P8">Direct input <text:a xlink:type="simple" xlink:href="http://msdn.microsoft.com/en-gb/library/microsoft.directx_sdk.reference.dijoystate2(VS.85).aspx">Extended joystick</text:a> state structure</text:p>
        </text:list-item>
        <text:list-item>
          <text:p text:style-name="P8">Direct input <text:a xlink:type="simple" xlink:href="http://msdn.microsoft.com/en-gb/library/microsoft.directx_sdk.reference.dijoystate(VS.85).aspx">joystick</text:a> state structure</text:p>
        </text:list-item>
      </text:list>
      <text:p text:style-name="Standard"/>
      <text:p text:style-name="Heading">Common Structures:</text:p>
      <text:p text:style-name="Standard"/>
      <text:h text:style-name="Heading_20_3" text:outline-level="3">Windows Multimedia:</text:h>
      <text:p text:style-name="P19">typedef struct joyinfoex_tag {</text:p>
      <text:section text:style-name="Sect1" text:name="mainSection">
        <text:section text:style-name="Sect2" text:name="CodeSnippetContainerCode_9080b867-e47a-40d2-ae18-e55be4431a0a">
          <text:p text:style-name="Preformatted_20_Text"><text:s text:c="2"/>DWORD dwSize;</text:p>
          <text:p text:style-name="Preformatted_20_Text"><text:s text:c="2"/>DWORD dwFlags;</text:p>
          <text:p text:style-name="Preformatted_20_Text"><text:s text:c="2"/>DWORD dwXpos;</text:p>
          <text:p text:style-name="Preformatted_20_Text"><text:s text:c="2"/>DWORD dwYpos;</text:p>
          <text:p text:style-name="Preformatted_20_Text"><text:s text:c="2"/>DWORD dwZpos;</text:p>
          <text:p text:style-name="Preformatted_20_Text"><text:s text:c="2"/>DWORD dwRpos;</text:p>
          <text:p text:style-name="Preformatted_20_Text"><text:s text:c="2"/>DWORD dwUpos;</text:p>
          <text:p text:style-name="Preformatted_20_Text"><text:s text:c="2"/>DWORD dwVpos;</text:p>
          <text:p text:style-name="Preformatted_20_Text"><text:s text:c="2"/>DWORD dwButtons;</text:p>
          <text:p text:style-name="Preformatted_20_Text"><text:s text:c="2"/>DWORD dwButtonNumber;</text:p>
          <text:p text:style-name="Preformatted_20_Text"><text:s text:c="2"/>DWORD dwPOV;</text:p>
          <text:p text:style-name="Preformatted_20_Text"><text:s text:c="2"/>DWORD dwReserved1;</text:p>
          <text:p text:style-name="Preformatted_20_Text"><text:s text:c="2"/>DWORD dwReserved2;</text:p>
          <text:p text:style-name="Preformatted_20_Text">} JOYINFOEX;</text:p>
          <text:p text:style-name="Preformatted_20_Text"/>
          <text:p text:style-name="Preformatted_20_Text"/>
        </text:section>
      </text:section>
      <text:p text:style-name="P1">Notes:</text:p>
      <text:p text:style-name="P2"><text:tab/><text:span text:style-name="T2">Axes:</text:span></text:p>
      <text:p text:style-name="P4">Six General purpose axes (Names are unimportant) – 32 bit each</text:p>
      <text:p text:style-name="P4"/>
      <text:p text:style-name="P4"><text:span text:style-name="T2">POV</text:span>:<text:tab/></text:p>
      <text:p text:style-name="P4">One POV (can be regarded as either 5-state or continuous).</text:p>
      <text:p text:style-name="P3">Units: Degree/100</text:p>
      <text:p text:style-name="P3">Range: 0-35900</text:p>
      <text:p text:style-name="P3">Neutral (Center) = -1</text:p>
      <text:p text:style-name="P3">Backward = 18000 (180<text:span text:style-name="T3">º</text:span><text:span text:style-name="T4">)</text:span></text:p>
      <text:p text:style-name="P3"><text:span text:style-name="T4">Forward = 0 (0</text:span><text:span text:style-name="T3">º</text:span><text:span text:style-name="T4">)</text:span></text:p>
      <text:p text:style-name="P3"><text:span text:style-name="T4">Left = 27000 (270</text:span><text:span text:style-name="T3">º</text:span><text:span text:style-name="T4">)</text:span></text:p>
      <text:p text:style-name="P3"><text:span text:style-name="T4">Right = 9000 (90</text:span><text:span text:style-name="T3">º</text:span><text:span text:style-name="T4">)</text:span></text:p>
      <text:p text:style-name="P13"/>
      <text:p text:style-name="P3"><text:span text:style-name="T5">Buttons</text:span><text:span text:style-name="T4">:</text:span></text:p>
      <text:p text:style-name="P13">Number of buttons = 32</text:p>
      <text:p text:style-name="P13">States: Each button is represented by one bit.</text:p>
      <text:p text:style-name="P13"/>
      <text:h text:style-name="P24" text:outline-level="3">DirectInput:</text:h>
      <text:p text:style-name="P15">Basic structure:</text:p>
      <text:p text:style-name="Preformatted_20_Text"><text:span text:style-name="T4">t</text:span><text:span text:style-name="T7">ypedef struct DIJOYSTATE {</text:span></text:p>
      <text:p text:style-name="P6"><text:s text:c="4"/>LONG lX;</text:p>
      <text:p text:style-name="P6"><text:s text:c="4"/>LONG lY;</text:p>
      <text:p text:style-name="P6"><text:s text:c="4"/>LONG lZ;</text:p>
      <text:p text:style-name="P6"><text:s text:c="4"/>LONG lRx;</text:p>
      <text:p text:style-name="P6"><text:s text:c="4"/>LONG lRy;</text:p>
      <text:p text:style-name="P6"><text:s text:c="4"/>LONG lRz;</text:p>
      <text:p text:style-name="P6"><text:s text:c="4"/>LONG rglSlider[2];</text:p>
      <text:p text:style-name="P6"><text:s text:c="4"/>DWORD rgdwPOV[4];</text:p>
      <text:p text:style-name="P6"><text:s text:c="4"/>BYTE rgbButtons[32];</text:p>
      <text:p text:style-name="P6">} DIJOYSTATE, *LPDIJOYSTATE;</text:p>
      <text:p text:style-name="P6"/>
      <text:p text:style-name="P1">Notes:</text:p>
      <text:p text:style-name="P2"><text:tab/><text:span text:style-name="T2">Axes:</text:span></text:p>
      <text:p text:style-name="P4">Six General purpose axes (Names are unimportant) – 32 bit each</text:p>
      <text:p text:style-name="P4">Slider[2] - Two additional axes.</text:p>
      <text:p text:style-name="P2"/>
      <text:p text:style-name="P4"><text:span text:style-name="T2">POV</text:span>:<text:tab/></text:p>
      <text:p text:style-name="P4">Four POV (can be regarded as either 5-state or continuous).</text:p>
      <text:p text:style-name="P3">Units: Degree/100</text:p>
      <text:p text:style-name="P3">Range: 0-35900</text:p>
      <text:p text:style-name="P3">Neutral value = -1 <text:s/>(or 65535)</text:p>
      <text:p text:style-name="P3">Backward = 18000 (180<text:span text:style-name="T3">º</text:span><text:span text:style-name="T4">)</text:span></text:p>
      <text:p text:style-name="P3"><text:span text:style-name="T4">Forward = 0 (0</text:span><text:span text:style-name="T3">º</text:span><text:span text:style-name="T4">)</text:span></text:p>
      <text:p text:style-name="P3"><text:span text:style-name="T4">Left = 27000 (270</text:span><text:span text:style-name="T3">º</text:span><text:span text:style-name="T4">)</text:span></text:p>
      <text:p text:style-name="P5"><text:span text:style-name="T4">Right = 9000 (90</text:span><text:span text:style-name="T3">º</text:span><text:span text:style-name="T4">)</text:span></text:p>
      <text:p text:style-name="P14"/>
      <text:p text:style-name="P3"><text:span text:style-name="T5">Buttons</text:span><text:span text:style-name="T4">:</text:span></text:p>
      <text:p text:style-name="P14">Number of buttons = 32</text:p>
      <text:p text:style-name="P14">States: The high-order bit of the byte is set if the corresponding button is down, and clear if the button is up or does not exist.</text:p>
      <text:p text:style-name="P14"/>
      <text:p text:style-name="P9">Extended structure:</text:p>
      <text:p text:style-name="P6">typedef struct DIJOYSTATE2 {</text:p>
      <text:p text:style-name="P6"><text:s text:c="4"/>LONG lX;</text:p>
      <text:p text:style-name="P6"><text:s text:c="4"/>LONG lY;</text:p>
      <text:p text:style-name="P6"><text:s text:c="4"/>LONG lZ;</text:p>
      <text:p text:style-name="P6"><text:s text:c="4"/>LONG lRx;</text:p>
      <text:p text:style-name="P6"><text:s text:c="4"/>LONG lRy;</text:p>
      <text:p text:style-name="Preformatted_20_Text"><text:span text:style-name="T7"><text:s text:c="4"/>LONG lRz;<text:tab/><text:tab/>// </text:span><text:span text:style-name="T1">often called the rudder</text:span> </text:p>
      <text:p text:style-name="Preformatted_20_Text"><text:span text:style-name="T7"><text:s text:c="4"/>LONG rglSlider[2]; // </text:span><text:span text:style-name="T1">formerly called the u-axis and v-axis</text:span> or Slider and Dial</text:p>
      <text:p text:style-name="P6"><text:s text:c="4"/>DWORD rgdwPOV[4];</text:p>
      <text:p text:style-name="P6"><text:s text:c="4"/>BYTE rgbButtons[128];</text:p>
      <text:p text:style-name="P6"><text:s text:c="4"/>LONG lVX;</text:p>
      <text:p text:style-name="P6"><text:s text:c="4"/>LONG lVY;</text:p>
      <text:p text:style-name="P6"><text:s text:c="4"/>LONG lVZ;</text:p>
      <text:p text:style-name="P6"><text:s text:c="4"/>LONG lVRx;</text:p>
      <text:p text:style-name="P6"><text:s text:c="4"/>LONG lVRy;</text:p>
      <text:p text:style-name="P6"><text:s text:c="4"/>LONG lVRz;</text:p>
      <text:p text:style-name="P6"><text:s text:c="4"/>LONG rglVSlider[2];</text:p>
      <text:p text:style-name="P6"><text:s text:c="4"/>LONG lAX;</text:p>
      <text:p text:style-name="P6"><text:s text:c="4"/>LONG lAY;</text:p>
      <text:p text:style-name="P6"><text:s text:c="4"/>LONG lAZ;</text:p>
      <text:p text:style-name="P6"><text:s text:c="4"/>LONG lARx;</text:p>
      <text:p text:style-name="P6"><text:s text:c="4"/>LONG lARy;</text:p>
      <text:p text:style-name="P6"><text:s text:c="4"/>LONG lARz;</text:p>
      <text:p text:style-name="P6"><text:s text:c="4"/>LONG rglASlider[2];</text:p>
      <text:p text:style-name="P6"><text:s text:c="4"/>LONG lFX;</text:p>
      <text:p text:style-name="P6"><text:s text:c="4"/>LONG lFY;</text:p>
      <text:p text:style-name="P6"><text:s text:c="4"/>LONG lFZ;</text:p>
      <text:p text:style-name="P6"><text:s text:c="4"/>LONG lFRx;</text:p>
      <text:p text:style-name="P6"><text:s text:c="4"/>LONG lFRy;</text:p>
      <text:p text:style-name="P6"><text:s text:c="4"/>LONG lFRz;</text:p>
      <text:p text:style-name="P6"><text:s text:c="4"/>LONG rglFSlider[2];</text:p>
      <text:p text:style-name="P6">} DIJOYSTATE2, *LPDIJOYSTATE2;</text:p>
      <text:p text:style-name="P16"/>
      <text:p text:style-name="P16"/>
      <text:p text:style-name="P1">Notes:</text:p>
      <text:p text:style-name="P2"><text:tab/><text:span text:style-name="T2">Axes:</text:span></text:p>
      <text:p text:style-name="P14">As in the basic structure with the following additional axes:</text:p>
      <text:p text:style-name="P14">lV* - Axis velocity</text:p>
      <text:p text:style-name="P14">lVR* - Axis angular velocity</text:p>
      <text:p text:style-name="P14">lA* - Axis acceleration</text:p>
      <text:p text:style-name="P14">lAR* - Axis angular acceleration</text:p>
      <text:p text:style-name="P14">lF* - Axis force</text:p>
      <text:p text:style-name="P14">lFR* - Axis torque</text:p>
      <text:p text:style-name="P14"/>
      <text:p text:style-name="P5"><text:span text:style-name="T5">POV</text:span><text:span text:style-name="T4">:<text:tab/></text:span></text:p>
      <text:p text:style-name="P14">As in the basic structure</text:p>
      <text:p text:style-name="P14"/>
      <text:p text:style-name="P3"><text:span text:style-name="T5">Buttons</text:span><text:span text:style-name="T4">:</text:span></text:p>
      <text:p text:style-name="P14">As in the basic structure.</text:p>
      <text:p text:style-name="P14">Number of buttons = 128</text:p>
      <text:p text:style-name="P14"/>
      <text:p text:style-name="P14"/>
      <text:p text:style-name="P18">HID Descriptor Snippets:</text:p>
      <text:p text:style-name="P7">(Snippets copied from reliable source are green-framed)</text:p>
      <text:p text:style-name="P7"/>
      <text:p text:style-name="P10">Two Five-state POV Hat:</text:p>
      <text:p text:style-name="P7"><draw:frame draw:style-name="fr1" draw:name="Frame1" text:anchor-type="paragraph" svg:x="0.011cm" svg:y="0cm" fo:min-width="9.105cm" draw:z-index="0"><draw:text-box fo:min-height="5.039cm"><text:p text:style-name="P20"><text:s text:c="2"/>USAGE (Hat switch)<text:tab/><text:tab/>09 39</text:p><text:p text:style-name="P20"><text:s text:c="2"/>LOGICAL_MINIMUM (0)<text:tab/><text:tab/>15 00 </text:p><text:p text:style-name="P20"><text:s text:c="2"/>LOGICAL_MAXIMUM (3)<text:tab/><text:tab/>25 03 </text:p><text:p text:style-name="P20"><text:s text:c="2"/>PHYSICAL_MINIMUM (0)<text:tab/><text:tab/>35 00 </text:p><text:p text:style-name="P20"><text:s text:c="2"/>PHYSICAL_MAXIMUM (270)<text:tab/>46 0E 01 </text:p><text:p text:style-name="P20"><text:s text:c="2"/>UNIT (Eng Rot:Angular Pos)<text:tab/>65 14 </text:p><text:p text:style-name="P20"><text:s text:c="2"/>REPORT_SIZE (4)<text:tab/><text:tab/><text:tab/>75 04 </text:p><text:p text:style-name="P20"><text:s text:c="2"/>REPORT_COUNT (2)<text:tab/><text:tab/>95 02 </text:p><text:p text:style-name="P20"><text:s text:c="2"/>INPUT (Data,Var,Abs)<text:tab/><text:tab/>81 02 </text:p></draw:text-box></draw:frame></text:p>
      <text:p text:style-name="P7">One Continuous POV Hat:</text:p>
      <text:p text:style-name="Preformatted_20_Text"><text:span text:style-name="T6"><draw:frame draw:style-name="fr2" draw:name="Frame4" text:anchor-type="as-char" fo:min-width="2cm" draw:z-index="3"><draw:text-box fo:min-height="0.499cm"><text:p text:style-name="P21"><text:s text:c="2"/>USAGE (Hat switch)<text:tab/><text:tab/>09 39</text:p><text:p text:style-name="Preformatted_20_Text"><text:s text:c="2"/>LOGICAL_MINIMUM (0)<text:tab/><text:tab/>15 00 </text:p><text:p text:style-name="Preformatted_20_Text"><text:s text:c="2"/>LOGICAL_MAXIMUM (35900)<text:tab/>27 3C 8C 00 00 </text:p><text:p text:style-name="Preformatted_20_Text"><text:s text:c="2"/>UNIT (Eng Rot:Angular Pos)<text:tab/>65 14 </text:p><text:p text:style-name="Preformatted_20_Text"><text:s text:c="2"/>REPORT_SIZE (16)<text:tab/><text:tab/>75 10 </text:p><text:p text:style-name="Preformatted_20_Text"><text:s text:c="2"/>REPORT_COUNT (1)<text:tab/><text:tab/>95 01 </text:p><text:p text:style-name="Preformatted_20_Text"><text:s text:c="2"/>INPUT (Data,Var,Abs)<text:tab/><text:tab/>81 02</text:p></draw:text-box></draw:frame></text:span><text:span text:style-name="T8"> </text:span><text:s/></text:p>
      <text:p text:style-name="P7"/>
      <text:p text:style-name="P10">Eight general purpose axes:</text:p>
      <text:p text:style-name="P23"><draw:frame draw:style-name="fr3" draw:name="Frame2" text:anchor-type="paragraph" svg:x="0.051cm" svg:y="0cm" fo:min-width="2cm" draw:z-index="1"><draw:text-box fo:min-height="0.499cm"><text:p text:style-name="P22">COLLECTION (Physical)<text:tab/><text:tab/>A1 00 </text:p><text:p text:style-name="P22"><text:s text:c="4"/>USAGE (X)<text:tab/><text:tab/><text:tab/>09 30</text:p><text:p text:style-name="P22"><text:s text:c="4"/>USAGE (Y)<text:tab/><text:tab/><text:tab/>09 31</text:p><text:p text:style-name="P22"><text:s text:c="4"/>USAGE (Z)<text:tab/><text:tab/><text:tab/>09 32</text:p><text:p text:style-name="P22"><text:s text:c="4"/>USAGE (Rz)<text:tab/><text:tab/><text:tab/>09 35</text:p><text:p text:style-name="P22"><text:s text:c="4"/>USAGE (Slider)<text:tab/><text:tab/>09 36</text:p><text:p text:style-name="P22"><text:s text:c="4"/>USAGE (Rx)<text:tab/><text:tab/><text:tab/>09 33</text:p><text:p text:style-name="P22"><text:s text:c="4"/>USAGE (Ry)<text:tab/><text:tab/><text:tab/>09 34</text:p><text:p text:style-name="P22"><text:s text:c="4"/>USAGE (Dial)<text:tab/><text:tab/><text:tab/>09 37</text:p><text:p text:style-name="P22"><text:s text:c="4"/>LOGICAL_MINIMUM (1)<text:tab/><text:tab/>15 01 </text:p><text:p text:style-name="P22"><text:s text:c="4"/>LOGICAL_MAXIMUM (32767)<text:tab/>26 FF 7F </text:p><text:p text:style-name="P22"><text:s text:c="4"/>REPORT_SIZE (32)<text:tab/><text:tab/>75 20 </text:p><text:p text:style-name="P22"><text:s text:c="4"/>REPORT_COUNT (8)<text:tab/><text:tab/>95 08 </text:p><text:p text:style-name="P22"><text:s text:c="4"/>INPUT (Data,Var,Abs)<text:tab/>81 02 </text:p><text:p text:style-name="P22"><text:s text:c="2"/>END_COLLECTION<text:tab/><text:tab/><text:tab/>C0</text:p></draw:text-box></draw:frame> <text:s/></text:p>
      <text:p text:style-name="P7"/>
      <text:p text:style-name="P10">Eight 1-bit buttons</text:p>
      <text:p text:style-name="P11"><draw:frame draw:style-name="fr1" draw:name="Frame3" text:anchor-type="paragraph" svg:x="0.004cm" svg:y="0cm" fo:min-width="2cm" draw:z-index="2"><draw:text-box fo:min-height="0.499cm"><text:p text:style-name="Preformatted_20_Text"><text:span text:style-name="T8"><text:s text:c="2"/>USAGE_PAGE (Button)<text:tab/><text:tab/>05 09</text:span> <text:s/></text:p><text:p text:style-name="Preformatted_20_Text"><text:s text:c="2"/>USAGE_MINIMUM (Button 1)<text:tab/>19 01</text:p><text:p text:style-name="Preformatted_20_Text"><text:s text:c="2"/>USAGE_MAXIMUM (Button 8)<text:tab/>29 08</text:p><text:p text:style-name="Preformatted_20_Text"><text:s text:c="2"/>LOGICAL_MINIMUM (0)<text:tab/><text:tab/>15 00 </text:p><text:p text:style-name="Preformatted_20_Text"><text:s text:c="2"/>LOGICAL_MAXIMUM (1)<text:tab/><text:tab/>25 01 </text:p><text:p text:style-name="Preformatted_20_Text"><text:s text:c="2"/>REPORT_SIZE (1)<text:tab/><text:tab/><text:tab/>75 01 </text:p><text:p text:style-name="Preformatted_20_Text"><text:s text:c="2"/>REPORT_COUNT (8)<text:tab/><text:tab/>95 08 </text:p><text:p text:style-name="Preformatted_20_Text"><text:s text:c="2"/>UNIT_EXPONENT (0)<text:tab/><text:tab/>55 00 </text:p><text:p text:style-name="Preformatted_20_Text"><text:s text:c="2"/>UNIT (None)<text:tab/><text:tab/><text:tab/>65 00 </text:p><text:p text:style-name="Preformatted_20_Text"><text:s text:c="2"/>INPUT (Data,Var,Abs)<text:tab/><text:tab/>81 02 </text:p></draw:text-box></draw:frame> <text:s/></text:p>
      <text:p text:style-name="P7"/>
      <text:p text:style-name="P16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Segoe UI Light" svg:font-family="'Segoe UI Light', 'Segoe UI', 'Lucida Grande', Verdana, Arial, Helvetica, sans-serif"/>
    <style:font-face style:name="Segoe UI" svg:font-family="'Segoe UI', Verdana, Aria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6DT11H11M11S</meta:editing-duration>
    <meta:editing-cycles>35</meta:editing-cycles>
    <meta:generator>OpenOffice.org/3.3$Win32 OpenOffice.org_project/330m20$Build-9567</meta:generator>
    <dc:date>2011-12-10T15:21:21.81</dc:date>
    <meta:document-statistic meta:table-count="0" meta:image-count="0" meta:object-count="0" meta:page-count="1" meta:paragraph-count="165" meta:word-count="606" meta:character-count="3876"/>
    <meta:user-defined meta:name="Info 1"/>
    <meta:user-defined meta:name="Info 2"/>
    <meta:user-defined meta:name="Info 3"/>
    <meta:user-defined meta:name="Info 4"/>
  </office:meta>
</office:document-meta>
</file>